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1" svg:font-family="'Awami Nastaliq Beta1:agca=1'" style:font-pitch="variable"/>
    <style:font-face style:name="Awami Nastaliq Beta1:invs=1" svg:font-family="'Awami Nastaliq Beta1:invs=1'" style:font-pitch="variable"/>
    <style:font-face style:name="Awami Nastaliq Beta3" svg:font-family="'Awami Nastaliq Beta3'" style:font-pitch="variable"/>
    <style:font-face style:name="Awami Nastaliq Beta3:agca=0" svg:font-family="'Awami Nastaliq Beta3:agca=0'" style:font-pitch="variable"/>
    <style:font-face style:name="Awami Nastaliq Beta3:agca=1" svg:font-family="'Awami Nastaliq Beta3:agca=1'" style:font-pitch="variable"/>
    <style:font-face style:name="Awami Nastaliq Beta3:agca=3" svg:font-family="'Awami Nastaliq Beta3:agca=3'" style:font-pitch="variable"/>
    <style:font-face style:name="Awami Nastaliq Beta3:cv78=1" svg:font-family="'Awami Nastaliq Beta3:cv78=1'" style:font-pitch="variable"/>
    <style:font-face style:name="Awami Nastaliq Beta3:cv78=2" svg:font-family="'Awami Nastaliq Beta3:cv78=2'" style:font-pitch="variable"/>
    <style:font-face style:name="Awami Nastaliq Beta3:cv85=1" svg:font-family="'Awami Nastaliq Beta3:cv85=1'" style:font-pitch="variable"/>
    <style:font-face style:name="Awami Nastaliq Beta3:hamz=1" svg:font-family="'Awami Nastaliq Beta3:hamz=1'" style:font-pitch="variable"/>
    <style:font-face style:name="Awami Nastaliq Beta3:hedo=0" svg:font-family="'Awami Nastaliq Beta3:hedo=0'" style:font-pitch="variable"/>
    <style:font-face style:name="Awami Nastaliq Beta3:hedo=1" svg:font-family="'Awami Nastaliq Beta3:hedo=1'" style:font-pitch="variable"/>
    <style:font-face style:name="Awami Nastaliq Beta3:hehk=0" svg:font-family="'Awami Nastaliq Beta3:hehk=0'" style:font-pitch="variable"/>
    <style:font-face style:name="Awami Nastaliq Beta3:hehk=1" svg:font-family="'Awami Nastaliq Beta3:hehk=1'" style:font-pitch="variable"/>
    <style:font-face style:name="Awami Nastaliq Beta3:invs=1" svg:font-family="'Awami Nastaliq Beta3:invs=1'" style:font-pitch="variable"/>
    <style:font-face style:name="Awami Nastaliq Beta3:lamv=0" svg:font-family="'Awami Nastaliq Beta3:lamv=0'" style:font-pitch="variable"/>
    <style:font-face style:name="Awami Nastaliq Beta3:lamv=1" svg:font-family="'Awami Nastaliq Beta3:lamv=1'" style:font-pitch="variable"/>
    <style:font-face style:name="Awami Nastaliq Beta3:punc=1" svg:font-family="'Awami Nastaliq Beta3:punc=1'" style:font-pitch="variable"/>
    <style:font-face style:name="Awami Nastaliq Beta3:punc=2" svg:font-family="'Awami Nastaliq Beta3:punc=2'" style:font-pitch="variable"/>
    <style:font-face style:name="Awami Nastaliq Beta3:shrt=0" svg:font-family="'Awami Nastaliq Beta3:shrt=0'" style:font-pitch="variable"/>
    <style:font-face style:name="Awami Nastaliq Beta3:shrt=1" svg:font-family="'Awami Nastaliq Beta3:shrt=1'" style:font-pitch="variable"/>
    <style:font-face style:name="Awami Nastaliq Beta3:shrt=2" svg:font-family="'Awami Nastaliq Beta3:shrt=2'" style:font-pitch="variable"/>
    <style:font-face style:name="Awami Nastaliq Beta3:shrt=3" svg:font-family="'Awami Nastaliq Beta3:shrt=3'" style:font-pitch="variable"/>
    <style:font-face style:name="Awami Nastaliq Beta3:snuq=1" svg:font-family="'Awami Nastaliq Beta3:snuq=1'" style:font-pitch="variable"/>
    <style:font-face style:name="Awami Nastaliq Beta3:wdsp=0" svg:font-family="'Awami Nastaliq Beta3:wdsp=0'" style:font-pitch="variable"/>
    <style:font-face style:name="Awami Nastaliq Beta3:wdsp=1" svg:font-family="'Awami Nastaliq Beta3:wdsp=1'" style:font-pitch="variable"/>
    <style:font-face style:name="Awami Nastaliq Beta3:wdsp=2" svg:font-family="'Awami Nastaliq Beta3:wdsp=2'" style:font-pitch="variable"/>
    <style:font-face style:name="Awami Nastaliq Beta3:wdsp=3" svg:font-family="'Awami Nastaliq Beta3:wdsp=3'" style:font-pitch="variable"/>
    <style:font-face style:name="Awami Nastaliq Beta3:wdsp=4" svg:font-family="'Awami Nastaliq Beta3:wdsp=4'" style:font-pitch="variable"/>
    <style:font-face style:name="Awami Nastaliq PreBeta3" svg:font-family="'Awami Nastaliq PreBeta3'" style:font-pitch="variable"/>
    <style:font-face style:name="Awami Nastaliq PreBeta3:agca=0" svg:font-family="'Awami Nastaliq PreBeta3:agca=0'" style:font-pitch="variable"/>
    <style:font-face style:name="Awami Nastaliq PreBeta3:agca=1" svg:font-family="'Awami Nastaliq PreBeta3:agca=1'" style:font-pitch="variable"/>
    <style:font-face style:name="Awami Nastaliq PreBeta3:agca=3" svg:font-family="'Awami Nastaliq PreBeta3:agca=3'" style:font-pitch="variable"/>
    <style:font-face style:name="Awami Nastaliq PreBeta3:cv78=1" svg:font-family="'Awami Nastaliq PreBeta3:cv78=1'" style:font-pitch="variable"/>
    <style:font-face style:name="Awami Nastaliq PreBeta3:cv78=2" svg:font-family="'Awami Nastaliq PreBeta3:cv78=2'" style:font-pitch="variable"/>
    <style:font-face style:name="Awami Nastaliq PreBeta3:cv85=1" svg:font-family="'Awami Nastaliq PreBeta3:cv85=1'" style:font-pitch="variable"/>
    <style:font-face style:name="Awami Nastaliq PreBeta3:hamz=1" svg:font-family="'Awami Nastaliq PreBeta3:hamz=1'" style:font-pitch="variable"/>
    <style:font-face style:name="Awami Nastaliq PreBeta3:hedo=0" svg:font-family="'Awami Nastaliq PreBeta3:hedo=0'" style:font-pitch="variable"/>
    <style:font-face style:name="Awami Nastaliq PreBeta3:hedo=1" svg:font-family="'Awami Nastaliq PreBeta3:hedo=1'" style:font-pitch="variable"/>
    <style:font-face style:name="Awami Nastaliq PreBeta3:hehk=0" svg:font-family="'Awami Nastaliq PreBeta3:hehk=0'" style:font-pitch="variable"/>
    <style:font-face style:name="Awami Nastaliq PreBeta3:hehk=1" svg:font-family="'Awami Nastaliq PreBeta3:hehk=1'" style:font-pitch="variable"/>
    <style:font-face style:name="Awami Nastaliq PreBeta3:invs=1" svg:font-family="'Awami Nastaliq PreBeta3:invs=1'" style:font-pitch="variable"/>
    <style:font-face style:name="Awami Nastaliq PreBeta3:lamv=0" svg:font-family="'Awami Nastaliq PreBeta3:lamv=0'" style:font-pitch="variable"/>
    <style:font-face style:name="Awami Nastaliq PreBeta3:lamv=1" svg:font-family="'Awami Nastaliq PreBeta3:lamv=1'" style:font-pitch="variable"/>
    <style:font-face style:name="Awami Nastaliq PreBeta3:punc=1" svg:font-family="'Awami Nastaliq PreBeta3:punc=1'" style:font-pitch="variable"/>
    <style:font-face style:name="Awami Nastaliq PreBeta3:punc=2" svg:font-family="'Awami Nastaliq PreBeta3:punc=2'" style:font-pitch="variable"/>
    <style:font-face style:name="Awami Nastaliq PreBeta3:shrt=0" svg:font-family="'Awami Nastaliq PreBeta3:shrt=0'" style:font-pitch="variable"/>
    <style:font-face style:name="Awami Nastaliq PreBeta3:shrt=1" svg:font-family="'Awami Nastaliq PreBeta3:shrt=1'" style:font-pitch="variable"/>
    <style:font-face style:name="Awami Nastaliq PreBeta3:shrt=2" svg:font-family="'Awami Nastaliq PreBeta3:shrt=2'" style:font-pitch="variable"/>
    <style:font-face style:name="Awami Nastaliq PreBeta3:shrt=3" svg:font-family="'Awami Nastaliq PreBeta3:shrt=3'" style:font-pitch="variable"/>
    <style:font-face style:name="Awami Nastaliq PreBeta3:snuq=1" svg:font-family="'Awami Nastaliq PreBeta3:snuq=1'" style:font-pitch="variable"/>
    <style:font-face style:name="Awami Nastaliq PreBeta3:wdsp=0" svg:font-family="'Awami Nastaliq PreBeta3:wdsp=0'" style:font-pitch="variable"/>
    <style:font-face style:name="Awami Nastaliq PreBeta3:wdsp=1" svg:font-family="'Awami Nastaliq PreBeta3:wdsp=1'" style:font-pitch="variable"/>
    <style:font-face style:name="Awami Nastaliq PreBeta3:wdsp=2" svg:font-family="'Awami Nastaliq PreBeta3:wdsp=2'" style:font-pitch="variable"/>
    <style:font-face style:name="Awami Nastaliq PreBeta3:wdsp=3" svg:font-family="'Awami Nastaliq PreBeta3:wdsp=3'" style:font-pitch="variable"/>
    <style:font-face style:name="Awami Nastaliq PreBeta3:wdsp=4" svg:font-family="'Awami Nastaliq PreBeta3: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11" style:family="table-row">
      <style:table-row-properties style:min-row-height="0.6257in" fo:keep-together="auto"/>
    </style:style>
    <style:style style:name="Table1.12" style:family="table-row">
      <style:table-row-properties style:min-row-height="0.6875in" fo:keep-together="auto"/>
    </style:style>
    <style:style style:name="Table1.13" style:family="table-row">
      <style:table-row-properties style:min-row-height="0.5618in" fo:keep-together="auto"/>
    </style:style>
    <style:style style:name="Table1.20" style:family="table-row">
      <style:table-row-properties style:min-row-height="0.6903in" fo:keep-together="auto"/>
    </style:style>
    <style:style style:name="Table1.28" style:family="table-row">
      <style:table-row-properties style:min-row-height="0.4535in" fo:keep-together="auto"/>
    </style:style>
    <style:style style:name="Table2" style:family="table">
      <style:table-properties style:width="6.6875in" table:align="left" style:writing-mode="lr-tb"/>
    </style:style>
    <style:style style:name="Table2.A" style:family="table-column">
      <style:table-column-properties style:column-width="3.9375in"/>
    </style:style>
    <style:style style:name="Table2.B" style:family="table-column">
      <style:table-column-properties style:column-width="2.75in"/>
    </style:style>
    <style:style style:name="Table2.1" style:family="table-row">
      <style:table-row-properties style:min-row-height="0.2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7"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9" style:family="paragraph" style:parent-style-name="Standard">
      <style:paragraph-properties fo:margin-top="0in" fo:margin-bottom="0in" loext:contextual-spacing="false" fo:line-height="100%"/>
      <style:text-properties officeooo:rsid="002410e4" officeooo:paragraph-rsid="002410e4"/>
    </style:style>
    <style:style style:name="P10"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1"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2"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3" style:family="paragraph" style:parent-style-name="Standard">
      <style:paragraph-properties fo:margin-top="0in" fo:margin-bottom="0in" loext:contextual-spacing="false" fo:line-height="100%"/>
      <style:text-properties fo:font-size="8pt" officeooo:rsid="00267d79" officeooo:paragraph-rsid="0049d2a7" style:font-size-asian="8pt" style:font-size-complex="8pt"/>
    </style:style>
    <style:style style:name="P14" style:family="paragraph" style:parent-style-name="Standard">
      <style:paragraph-properties fo:margin-top="0in" fo:margin-bottom="0in" loext:contextual-spacing="false" fo:line-height="100%"/>
      <style:text-properties fo:font-size="8pt" officeooo:rsid="00267d79" officeooo:paragraph-rsid="005dee93" style:font-size-asian="8pt" style:font-size-complex="8pt"/>
    </style:style>
    <style:style style:name="P15" style:family="paragraph" style:parent-style-name="Standard">
      <style:paragraph-properties fo:margin-top="0in" fo:margin-bottom="0in" loext:contextual-spacing="false" fo:line-height="100%"/>
      <style:text-properties officeooo:rsid="003daf4d" officeooo:paragraph-rsid="003daf4d"/>
    </style:style>
    <style:style style:name="P16" style:family="paragraph" style:parent-style-name="Standard">
      <style:paragraph-properties fo:margin-top="0in" fo:margin-bottom="0in" loext:contextual-spacing="false" fo:line-height="100%"/>
      <style:text-properties officeooo:rsid="003daf4d" officeooo:paragraph-rsid="00462dcd"/>
    </style:style>
    <style:style style:name="P17" style:family="paragraph" style:parent-style-name="Standard">
      <style:paragraph-properties fo:margin-top="0in" fo:margin-bottom="0in" loext:contextual-spacing="false" fo:line-height="100%"/>
      <style:text-properties officeooo:rsid="003daf4d" officeooo:paragraph-rsid="005862d7"/>
    </style:style>
    <style:style style:name="P18" style:family="paragraph" style:parent-style-name="Standard">
      <style:paragraph-properties fo:margin-top="0in" fo:margin-bottom="0in" loext:contextual-spacing="false" fo:line-height="100%"/>
      <style:text-properties officeooo:rsid="003f7918" officeooo:paragraph-rsid="003f7918"/>
    </style:style>
    <style:style style:name="P19" style:family="paragraph" style:parent-style-name="Standard">
      <style:paragraph-properties fo:margin-top="0in" fo:margin-bottom="0in" loext:contextual-spacing="false" fo:line-height="100%"/>
      <style:text-properties officeooo:rsid="0049d2a7" officeooo:paragraph-rsid="0049d2a7"/>
    </style:style>
    <style:style style:name="P20" style:family="paragraph" style:parent-style-name="Standard">
      <style:paragraph-properties fo:margin-top="0in" fo:margin-bottom="0in" loext:contextual-spacing="false" fo:line-height="100%"/>
      <style:text-properties officeooo:rsid="0049d2a7" officeooo:paragraph-rsid="005862d7"/>
    </style:style>
    <style:style style:name="P21" style:family="paragraph" style:parent-style-name="Standard">
      <style:paragraph-properties fo:margin-top="0in" fo:margin-bottom="0in" loext:contextual-spacing="false" fo:line-height="100%"/>
      <style:text-properties officeooo:rsid="004ca2bc" officeooo:paragraph-rsid="004ca2bc"/>
    </style:style>
    <style:style style:name="P22" style:family="paragraph" style:parent-style-name="Standard">
      <style:paragraph-properties fo:margin-top="0in" fo:margin-bottom="0in" loext:contextual-spacing="false" fo:line-height="100%"/>
      <style:text-properties officeooo:rsid="004ca2bc" officeooo:paragraph-rsid="004e3d4e"/>
    </style:style>
    <style:style style:name="P23" style:family="paragraph" style:parent-style-name="Standard">
      <style:paragraph-properties fo:margin-top="0in" fo:margin-bottom="0in" loext:contextual-spacing="false" fo:line-height="100%"/>
      <style:text-properties officeooo:rsid="004ca2bc" officeooo:paragraph-rsid="005862d7"/>
    </style:style>
    <style:style style:name="P24" style:family="paragraph" style:parent-style-name="Standard">
      <style:paragraph-properties fo:margin-top="0in" fo:margin-bottom="0in" loext:contextual-spacing="false" fo:line-height="100%"/>
      <style:text-properties officeooo:rsid="004ca2bc" officeooo:paragraph-rsid="005dee93"/>
    </style:style>
    <style:style style:name="P25" style:family="paragraph" style:parent-style-name="Standard">
      <style:paragraph-properties fo:margin-top="0in" fo:margin-bottom="0in" loext:contextual-spacing="false" fo:line-height="100%"/>
      <style:text-properties officeooo:rsid="001903fe" officeooo:paragraph-rsid="005862d7"/>
    </style:style>
    <style:style style:name="P26" style:family="paragraph" style:parent-style-name="Standard">
      <style:paragraph-properties fo:margin-top="0in" fo:margin-bottom="0in" loext:contextual-spacing="false" fo:line-height="100%"/>
      <style:text-properties officeooo:rsid="0056536b" officeooo:paragraph-rsid="0056536b"/>
    </style:style>
    <style:style style:name="P27" style:family="paragraph" style:parent-style-name="Standard">
      <style:paragraph-properties fo:margin-top="0in" fo:margin-bottom="0in" loext:contextual-spacing="false" fo:line-height="100%"/>
      <style:text-properties officeooo:rsid="0056536b" officeooo:paragraph-rsid="005862d7"/>
    </style:style>
    <style:style style:name="P28" style:family="paragraph" style:parent-style-name="Standard">
      <style:paragraph-properties fo:margin-top="0in" fo:margin-bottom="0in" loext:contextual-spacing="false" fo:line-height="100%"/>
      <style:text-properties officeooo:rsid="0056536b" officeooo:paragraph-rsid="005dee93"/>
    </style:style>
    <style:style style:name="P29" style:family="paragraph" style:parent-style-name="Standard">
      <style:paragraph-properties fo:margin-top="0in" fo:margin-bottom="0in" loext:contextual-spacing="false" fo:line-height="100%"/>
      <style:text-properties officeooo:rsid="005744f8" officeooo:paragraph-rsid="005744f8"/>
    </style:style>
    <style:style style:name="P30" style:family="paragraph" style:parent-style-name="Standard">
      <style:paragraph-properties fo:margin-top="0in" fo:margin-bottom="0in" loext:contextual-spacing="false" fo:line-height="100%"/>
      <style:text-properties officeooo:rsid="005744f8" officeooo:paragraph-rsid="005862d7"/>
    </style:style>
    <style:style style:name="P31" style:family="paragraph" style:parent-style-name="Standard">
      <style:paragraph-properties fo:margin-top="0in" fo:margin-bottom="0in" loext:contextual-spacing="false" fo:line-height="100%"/>
      <style:text-properties officeooo:rsid="005744f8" officeooo:paragraph-rsid="005dee93"/>
    </style:style>
    <style:style style:name="P32" style:family="paragraph" style:parent-style-name="Standard">
      <style:text-properties officeooo:rsid="001d7b04" officeooo:paragraph-rsid="002601fb"/>
    </style:style>
    <style:style style:name="P33" style:family="paragraph" style:parent-style-name="Standard">
      <style:text-properties officeooo:rsid="001d7b04" officeooo:paragraph-rsid="00267d79"/>
    </style:style>
    <style:style style:name="P34" style:family="paragraph" style:parent-style-name="Standard">
      <style:text-properties officeooo:rsid="002601fb" officeooo:paragraph-rsid="002601fb"/>
    </style:style>
    <style:style style:name="P35" style:family="paragraph" style:parent-style-name="Standard">
      <style:text-properties officeooo:rsid="0025cc8f" officeooo:paragraph-rsid="0025cc8f"/>
    </style:style>
    <style:style style:name="P36" style:family="paragraph" style:parent-style-name="Standard">
      <style:text-properties officeooo:rsid="002d3ee6" officeooo:paragraph-rsid="002d3ee6"/>
    </style:style>
    <style:style style:name="P37" style:family="paragraph" style:parent-style-name="Standard">
      <style:text-properties officeooo:rsid="003daf4d" officeooo:paragraph-rsid="0049d2a7"/>
    </style:style>
    <style:style style:name="P38" style:family="paragraph" style:parent-style-name="Standard">
      <style:text-properties officeooo:rsid="0049d2a7" officeooo:paragraph-rsid="0049d2a7"/>
    </style:style>
    <style:style style:name="P39"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40"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PreBeta3:cv78=1" style:font-size-complex="18pt"/>
    </style:style>
    <style:style style:name="P41"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PreBeta3:lamv=0" style:font-size-complex="18pt"/>
    </style:style>
    <style:style style:name="P42"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PreBeta3:lamv=1" style:font-size-complex="18pt"/>
    </style:style>
    <style:style style:name="P43"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PreBeta3:wdsp=2" style:font-size-complex="18pt"/>
    </style:style>
    <style:style style:name="P44" style:family="paragraph" style:parent-style-name="Table_20_Heading">
      <style:text-properties fo:font-weight="bold" style:font-weight-asian="bold" style:font-weight-complex="bold"/>
    </style:style>
    <style:style style:name="P45" style:family="paragraph" style:parent-style-name="Table_20_Heading">
      <style:text-properties fo:font-weight="bold" officeooo:rsid="0033318d" officeooo:paragraph-rsid="0033318d" style:font-weight-asian="bold" style:font-weight-complex="bold"/>
    </style:style>
    <style:style style:name="P46" style:family="paragraph" style:parent-style-name="Heading_20_2">
      <style:paragraph-properties fo:break-before="page"/>
    </style:style>
    <style:style style:name="P47" style:family="paragraph" style:parent-style-name="Text_20_body">
      <style:text-properties officeooo:paragraph-rsid="0049151d"/>
    </style:style>
    <style:style style:name="P48" style:family="paragraph" style:parent-style-name="Heading_20_2">
      <style:text-properties officeooo:paragraph-rsid="005862d7"/>
    </style:style>
    <style:style style:name="P49" style:family="paragraph" style:parent-style-name="Text_20_body" style:list-style-name="L2"/>
    <style:style style:name="P50" style:family="paragraph" style:parent-style-name="Text_20_body" style:list-style-name="L2">
      <style:paragraph-properties fo:margin-top="0in" fo:margin-bottom="0in" loext:contextual-spacing="false"/>
    </style:style>
    <style:style style:name="P51" style:family="paragraph" style:parent-style-name="Heading_20_1" style:master-page-name="Standard">
      <style:paragraph-properties style:page-number="auto"/>
      <style:text-properties officeooo:paragraph-rsid="002601fb"/>
    </style:style>
    <style:style style:name="P52" style:family="paragraph" style:parent-style-name="Table_20_Contents">
      <style:paragraph-properties fo:text-align="end" style:justify-single-word="false" style:writing-mode="rl-tb"/>
      <style:text-properties style:font-name="AwamiNastaliq Alpha2Plus" fo:font-size="18pt" officeooo:paragraph-rsid="0033318d" style:font-size-asian="18pt" style:font-name-complex="Awami Nastaliq Beta3" style:font-size-complex="18pt"/>
    </style:style>
    <style:style style:name="P53" style:family="paragraph" style:parent-style-name="Standard" style:list-style-name="L1">
      <style:text-properties officeooo:rsid="00313eda" officeooo:paragraph-rsid="00313eda"/>
    </style:style>
    <style:style style:name="P54" style:family="paragraph" style:parent-style-name="Standard">
      <style:text-properties fo:font-size="9pt" officeooo:rsid="001fe42f" officeooo:paragraph-rsid="0049d2a7" style:font-size-asian="9pt" style:font-size-complex="9pt"/>
    </style:style>
    <style:style style:name="P55"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Beta3" style:font-size-complex="18pt"/>
    </style:style>
    <style:style style:name="P56"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Beta3" style:font-size-complex="18pt"/>
    </style:style>
    <style:style style:name="P57"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56536b" style:font-size-asian="18pt" style:font-name-complex="Awami Nastaliq Beta3" style:font-size-complex="18pt"/>
    </style:style>
    <style:style style:name="P58"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5f843" style:font-size-asian="18pt" style:font-name-complex="Awami Nastaliq Beta3" style:font-size-complex="18pt"/>
    </style:style>
    <style:style style:name="P59"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Beta3:hamz=1" style:font-size-complex="18pt"/>
    </style:style>
    <style:style style:name="P60"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3:hehk=0" style:font-size-complex="18pt"/>
    </style:style>
    <style:style style:name="P61"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3:hehk=1" style:font-size-complex="18pt"/>
    </style:style>
    <style:style style:name="P62"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3:hedo=0" style:font-size-complex="18pt"/>
    </style:style>
    <style:style style:name="P63"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3:hedo=1" style:font-size-complex="18pt"/>
    </style:style>
    <style:style style:name="P64"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3:lamv=0" style:font-size-complex="18pt"/>
    </style:style>
    <style:style style:name="P65"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3:lamv=1" style:font-size-complex="18pt"/>
    </style:style>
    <style:style style:name="P66"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3:cv78=1" style:font-size-complex="18pt"/>
    </style:style>
    <style:style style:name="P67"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3:cv78=2" style:font-size-complex="18pt"/>
    </style:style>
    <style:style style:name="P68"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0" style:font-size-complex="18pt"/>
    </style:style>
    <style:style style:name="P69"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1" style:font-size-complex="18pt"/>
    </style:style>
    <style:style style:name="P70"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3" style:font-size-complex="18pt"/>
    </style:style>
    <style:style style:name="P71"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Beta3:snuq=1" style:font-size-complex="18pt"/>
    </style:style>
    <style:style style:name="P72"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56536b" style:font-size-asian="18pt" style:font-name-complex="Awami Nastaliq Beta3:cv85=1" style:font-size-complex="18pt"/>
    </style:style>
    <style:style style:name="P73"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5f843" style:font-size-asian="18pt" style:font-name-complex="Awami Nastaliq Beta3:invs=1" style:font-size-complex="18pt"/>
    </style:style>
    <style:style style:name="P74"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paragraph-rsid="0056536b" style:font-size-asian="18pt" style:font-name-complex="Awami Nastaliq Beta3" style:font-size-complex="18pt"/>
    </style:style>
    <style:style style:name="P75"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paragraph-rsid="005c30fa" style:font-size-asian="18pt" style:font-name-complex="Awami Nastaliq Beta3:punc=1" style:font-size-complex="18pt"/>
    </style:style>
    <style:style style:name="P76"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paragraph-rsid="005c30fa" style:font-size-asian="18pt" style:font-name-complex="Awami Nastaliq Beta3:punc=2" style:font-size-complex="18pt"/>
    </style:style>
    <style:style style:name="P77"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0" style:font-size-complex="18pt"/>
    </style:style>
    <style:style style:name="P78"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1" style:font-size-complex="18pt"/>
    </style:style>
    <style:style style:name="P79"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2" style:font-size-complex="18pt"/>
    </style:style>
    <style:style style:name="P80"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3" style:font-size-complex="18pt"/>
    </style:style>
    <style:style style:name="P81"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0" style:font-size-complex="18pt"/>
    </style:style>
    <style:style style:name="P82"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1" style:font-size-complex="18pt"/>
    </style:style>
    <style:style style:name="P83"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3" style:font-size-complex="18pt"/>
    </style:style>
    <style:style style:name="P84"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4" style:font-size-complex="18pt"/>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style:font-name="Awami Nastaliq Beta1:invs=1"/>
    </style:style>
    <style:style style:name="T22" style:family="text">
      <style:text-properties style:font-name="Awami Nastaliq Beta1:invs=1" officeooo:rsid="0045f843"/>
    </style:style>
    <style:style style:name="T23" style:family="text">
      <style:text-properties officeooo:rsid="003ee650"/>
    </style:style>
    <style:style style:name="T24" style:family="text">
      <style:text-properties officeooo:rsid="0045f843"/>
    </style:style>
    <style:style style:name="T25" style:family="text">
      <style:text-properties officeooo:rsid="00462dcd"/>
    </style:style>
    <style:style style:name="T26" style:family="text">
      <style:text-properties fo:font-size="9pt" style:font-size-asian="9pt" style:font-size-complex="9pt"/>
    </style:style>
    <style:style style:name="T27" style:family="text">
      <style:text-properties fo:font-size="9pt" officeooo:rsid="001fe42f" style:font-size-asian="9pt" style:font-size-complex="9pt"/>
    </style:style>
    <style:style style:name="T28" style:family="text">
      <style:text-properties fo:font-size="9pt" officeooo:rsid="002dd906" style:font-size-asian="9pt" style:font-size-complex="9pt"/>
    </style:style>
    <style:style style:name="T29" style:family="text">
      <style:text-properties fo:font-size="9pt" officeooo:rsid="0049d2a7" style:font-size-asian="9pt" style:font-size-complex="9pt"/>
    </style:style>
    <style:style style:name="T30" style:family="text">
      <style:text-properties fo:font-size="9pt" officeooo:rsid="004e3d4e" style:font-size-asian="9pt" style:font-size-complex="9pt"/>
    </style:style>
    <style:style style:name="T31" style:family="text">
      <style:text-properties fo:font-size="9pt" officeooo:rsid="005628fa" style:font-size-asian="9pt" style:font-size-complex="9pt"/>
    </style:style>
    <style:style style:name="T32" style:family="text">
      <style:text-properties fo:font-size="9pt" officeooo:rsid="005a30fe" style:font-size-asian="9pt" style:font-size-complex="9pt"/>
    </style:style>
    <style:style style:name="T33" style:family="text">
      <style:text-properties officeooo:rsid="004b3976"/>
    </style:style>
    <style:style style:name="T34" style:family="text">
      <style:text-properties officeooo:rsid="004ca2bc"/>
    </style:style>
    <style:style style:name="T35" style:family="text">
      <style:text-properties style:font-name="Awami Nastaliq Beta1" officeooo:rsid="000d1a2b" fo:background-color="transparent" loext:char-shading-value="0"/>
    </style:style>
    <style:style style:name="T36" style:family="text">
      <style:text-properties style:font-name="Awami Nastaliq Beta1" officeooo:rsid="002b051a" fo:background-color="transparent" loext:char-shading-value="0"/>
    </style:style>
    <style:style style:name="T37" style:family="text">
      <style:text-properties style:font-name="Awami Nastaliq Beta1" officeooo:rsid="0029666a" fo:background-color="transparent" loext:char-shading-value="0"/>
    </style:style>
    <style:style style:name="T38" style:family="text">
      <style:text-properties officeooo:rsid="0056536b"/>
    </style:style>
    <style:style style:name="T39" style:family="text">
      <style:text-properties officeooo:rsid="005862d7"/>
    </style:style>
    <style:style style:name="T40" style:family="text">
      <style:text-properties officeooo:rsid="005a30fe"/>
    </style:style>
    <style:style style:name="T41" style:family="text">
      <style:text-properties officeooo:rsid="005c30b9"/>
    </style:style>
    <style:style style:name="T42" style:family="text">
      <style:text-properties style:font-name="Calibri1" fo:font-size="11pt"/>
    </style:style>
    <style:style style:name="T43" style:family="text">
      <style:text-properties officeooo:rsid="0049d2a7"/>
    </style:style>
    <style:style style:name="T44" style:family="text">
      <style:text-properties officeooo:rsid="005dee93"/>
    </style:style>
    <style:style style:name="T45" style:family="text">
      <style:text-properties officeooo:rsid="005744f8"/>
    </style:style>
    <style:style style:name="T46" style:family="text">
      <style:text-properties style:font-name-complex="Awami Nastaliq Beta3"/>
    </style:style>
    <style:style style:name="T47" style:family="text">
      <style:text-properties officeooo:rsid="0045f843" style:font-name-complex="Awami Nastaliq Beta3"/>
    </style:style>
    <style:style style:name="T48" style:family="text">
      <style:text-properties style:font-name-complex="Awami Nastaliq Beta3:wdsp=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text:span text:style-name="T11">Font Features for </text:span>Awami Nastaliq</text:h>
      <text:p text:style-name="P35"><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33"><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32">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4">If you wish to apply two (or more) features, you can separate them with an “&amp;”. Thus, “<text:span text:style-name="T10">Awami Nastaliq:hehk=0</text:span>&amp;hedo=1” would apply the “Hook on medial heh-goal” feature plus the “Initial heh doachashmee” feature.</text:p>
      <text:p text:style-name="P34">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6">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48">Known Issues:</text:p>
      <text:list xml:id="list3460868577" text:style-name="L1">
        <text:list-item>
          <text:p text:style-name="P53">The “Word Spacing” feature does not yet work in current versions of Firefox. Firefox needs to be updated to the latest Graphite engine to support this feature.</text:p>
        </text:list-item>
        <text:list-item>
          <text:p text:style-name="P53">The “Show <text:span text:style-name="T19">invisible characters</text:span>” feature does not <text:span text:style-name="T19">correctly handle showing spaces</text:span> in either Firefox or LibreOffice. Both those applications need to be updated to the latest Graphite engine to support this feature.</text:p>
        </text:list-item>
      </text:list>
      <text:p text:style-name="P34"/>
      <text:p text:style-name="P34"/>
      <text:p text:style-name="P34"/>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Feature Name</text:p>
          </table:table-cell>
          <table:table-cell table:style-name="Table1.A1" office:value-type="string">
            <text:p text:style-name="P5">Feature ID</text:p>
          </table:table-cell>
          <table:table-cell table:style-name="Table1.A1" office:value-type="string">
            <text:p text:style-name="P5">Value</text:p>
          </table:table-cell>
          <table:table-cell table:style-name="Table1.D1" office:value-type="string">
            <text:p text:style-name="P5">Test Sample</text:p>
          </table:table-cell>
        </table:table-row>
        <table:table-row table:style-name="Table1.1">
          <table:table-cell table:style-name="Table1.A2" table:number-rows-spanned="2" office:value-type="string">
            <text:p text:style-name="P2">Hook on medial heh-goal</text:p>
            <text:p text:style-name="P6">(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1">0=</text:span>False</text:p>
            <text:p text:style-name="P10"><text:span text:style-name="T13">XeTeX: “Awami Nastaliq/GR:</text:span>:Hook on medial heh-goal=False<text:span text:style-name="T13">”</text:span></text:p>
          </table:table-cell>
          <table:table-cell table:style-name="Table1.D2" office:value-type="string">
            <text:p text:style-name="P60">بہب بۂب</text:p>
          </table:table-cell>
        </table:table-row>
        <table:table-row table:style-name="Table1.1">
          <table:covered-table-cell/>
          <table:covered-table-cell/>
          <table:table-cell table:style-name="Table1.A2" office:value-type="string">
            <text:p text:style-name="P3"><text:span text:style-name="T1">1=</text:span>True (default)</text:p>
          </table:table-cell>
          <table:table-cell table:style-name="Table1.D2" office:value-type="string">
            <text:p text:style-name="P61">بہب بۂب</text:p>
          </table:table-cell>
        </table:table-row>
        <table:table-row table:style-name="Table1.1">
          <table:table-cell table:style-name="Table1.A2" table:number-rows-spanned="2" office:value-type="string">
            <text:p text:style-name="P2">Initial heh doachashmee</text:p>
            <text:p text:style-name="P7">(U+06BE)</text:p>
          </table:table-cell>
          <table:table-cell table:style-name="Table1.A2" table:number-rows-spanned="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62">ھا</text:p>
          </table:table-cell>
        </table:table-row>
        <table:table-row table:style-name="Table1.1">
          <table:covered-table-cell/>
          <table:covered-table-cell/>
          <table:table-cell table:style-name="Table1.A2" office:value-type="string">
            <text:p text:style-name="P2"><text:span text:style-name="T2">1=</text:span>Round</text:p>
            <text:p text:style-name="P10"><text:span text:style-name="T13">XeTeX: “Awami Nastaliq/GR:</text:span>Initial heh doachashmee=Round<text:span text:style-name="T13">”</text:span></text:p>
          </table:table-cell>
          <table:table-cell table:style-name="Table1.D2" office:value-type="string">
            <text:p text:style-name="P63">ھا</text:p>
          </table:table-cell>
        </table:table-row>
        <table:table-row table:style-name="Table1.1">
          <table:table-cell table:style-name="Table1.A2" table:number-rows-spanned="2" office:value-type="string">
            <text:p text:style-name="P38">Lam with V<text:line-break/><text:span text:style-name="T27">(U+06</text:span><text:span text:style-name="T26">B5</text:span><text:span text:style-name="T27">)</text:span></text:p>
          </table:table-cell>
          <table:table-cell table:style-name="Table1.A2" table:number-rows-spanned="2" office:value-type="string">
            <text:p text:style-name="P19">lamv</text:p>
          </table:table-cell>
          <table:table-cell table:style-name="Table1.A2" office:value-type="string">
            <text:p text:style-name="P20"><text:span text:style-name="T33">0=</text:span>V over stem <text:span text:style-name="T8">(default)</text:span></text:p>
          </table:table-cell>
          <table:table-cell table:style-name="Table1.D2" office:value-type="string">
            <text:p text:style-name="P64">ڵ <text:s/>ڵبڵ<text:span text:style-name="T34">ب</text:span>ڵ</text:p>
          </table:table-cell>
        </table:table-row>
        <table:table-row table:style-name="Table1.1">
          <table:covered-table-cell/>
          <table:covered-table-cell/>
          <table:table-cell table:style-name="Table1.A2" office:value-type="string">
            <text:p text:style-name="P19"><text:span text:style-name="T33">1=</text:span>V over bowl</text:p>
            <text:p text:style-name="P14">XeTeX: “Awami Nastaliq/GR:<text:span text:style-name="T43">Lam with V=V over bowl</text:span>”</text:p>
          </table:table-cell>
          <table:table-cell table:style-name="Table1.D2" office:value-type="string">
            <text:p text:style-name="P65">ڵ <text:s/>ڵبڵ<text:span text:style-name="T34">ب</text:span>ڵ</text:p>
          </table:table-cell>
        </table:table-row>
        <table:table-row table:style-name="Table1.1">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40"/>
          </table:table-cell>
        </table:table-row>
        <table:table-row table:style-name="Table1.1">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40"/>
          </table:table-cell>
        </table:table-row>
        <text:soft-page-break/>
        <table:table-row table:style-name="Table1.1">
          <table:table-cell table:style-name="Table1.A2" table:number-rows-spanned="2" office:value-type="string">
            <text:p text:style-name="P9">Sukun/<text:span text:style-name="T25">j</text:span>azm</text:p>
            <text:p text:style-name="P8">(U+06<text:span text:style-name="T15">52</text:span>)</text:p>
          </table:table-cell>
          <table:table-cell table:style-name="Table1.A2" table:number-rows-spanned="2" office:value-type="string">
            <text:p text:style-name="P9">cv78</text:p>
          </table:table-cell>
          <table:table-cell table:style-name="Table1.A2" office:value-type="string">
            <text:p text:style-name="P9"><text:span text:style-name="T8">1=</text:span>Open down <text:span text:style-name="T8">(default)</text:span></text:p>
          </table:table-cell>
          <table:table-cell table:style-name="Table1.D2" office:value-type="string">
            <text:p text:style-name="P66">بْ</text:p>
          </table:table-cell>
        </table:table-row>
        <table:table-row table:style-name="Table1.11">
          <table:covered-table-cell/>
          <table:covered-table-cell/>
          <table:table-cell table:style-name="Table1.A2" office:value-type="string">
            <text:p text:style-name="P9"><text:span text:style-name="T8">2=</text:span>Open left</text:p>
            <text:p text:style-name="P10"><text:span text:style-name="T13">XeTeX: “Awami Nastaliq/GR:</text:span>Sukun/<text:span text:style-name="T25">j</text:span>azm=Open left<text:span text:style-name="T13">”</text:span></text:p>
          </table:table-cell>
          <table:table-cell table:style-name="Table1.D2" office:value-type="string">
            <text:p text:style-name="P67">بْ</text:p>
          </table:table-cell>
        </table:table-row>
        <table:table-row table:style-name="Table1.12">
          <table:table-cell table:style-name="Table1.A2" table:number-rows-spanned="2" office:value-type="string">
            <text:p text:style-name="P37">Hamza<text:line-break/><text:span text:style-name="T27">(U+06</text:span><text:span text:style-name="T28">2</text:span><text:span text:style-name="T29">1</text:span><text:span text:style-name="T28">, </text:span><text:span text:style-name="T31">U+0623, U+0624, </text:span><text:span text:style-name="T32">U+0625,</text:span><text:span text:style-name="T31"> </text:span><text:span text:style-name="T29">U+0674, </text:span><text:span text:style-name="T31">U+0675, U+0676, U+0681,</text:span><text:span text:style-name="T29"> </text:span><text:span text:style-name="T31">U+06C2, U+06D3</text:span><text:span text:style-name="T27">)</text:span></text:p>
          </table:table-cell>
          <table:table-cell table:style-name="Table1.A2" table:number-rows-spanned="2" office:value-type="string">
            <text:p text:style-name="P15"><text:span text:style-name="T23">h</text:span>amz</text:p>
          </table:table-cell>
          <table:table-cell table:style-name="Table1.A2" office:value-type="string">
            <text:p text:style-name="P17"><text:span text:style-name="T33">0=</text:span>Urdu <text:span text:style-name="T25">style (default)</text:span></text:p>
          </table:table-cell>
          <table:table-cell table:style-name="Table1.D2" office:value-type="string">
            <text:p text:style-name="P55"><text:span text:style-name="T41">ء </text:span>أ ؤ <text:span text:style-name="T39">ب</text:span>ؤ <text:span text:style-name="T40">إ</text:span> ۂ <text:span text:style-name="T39">ب</text:span>ۂ ۓ <text:span text:style-name="T39">ب</text:span>ۓ ٵ ݬ <text:span text:style-name="T39">ب</text:span>ݬ ځ <text:span text:style-name="T39">ب</text:span>ځ <text:span text:style-name="T39">ب</text:span>ځ<text:span text:style-name="T39">ب</text:span> <text:span text:style-name="T8">بٔ بٕ</text:span></text:p>
          </table:table-cell>
        </table:table-row>
        <table:table-row table:style-name="Table1.13">
          <table:covered-table-cell/>
          <table:covered-table-cell/>
          <table:table-cell table:style-name="Table1.A2" office:value-type="string">
            <text:p text:style-name="P16"><text:span text:style-name="T33">1=</text:span>Arabic style</text:p>
            <text:p text:style-name="P12">XeTeX: “Awami Nastaliq/GR:<text:span text:style-name="T25">Hamza=Arabic style</text:span>”</text:p>
          </table:table-cell>
          <table:table-cell table:style-name="Table1.D2" office:value-type="string">
            <text:p text:style-name="P59"><text:span text:style-name="T41">ء </text:span>أ ؤ <text:span text:style-name="T39">ب</text:span>ؤ <text:span text:style-name="T40">إ</text:span> ۂ <text:span text:style-name="T39">ب</text:span>ۂ ۓ <text:span text:style-name="T39">ب</text:span>ۓ ٵ ݬ <text:span text:style-name="T39">ب</text:span>ݬ ځ <text:span text:style-name="T39">ب</text:span>ځ <text:span text:style-name="T39">ب</text:span>ځ<text:span text:style-name="T39">ب</text:span> <text:span text:style-name="T8">بٔ بٕ</text:span></text:p>
          </table:table-cell>
        </table:table-row>
        <table:table-row table:style-name="Table1.13">
          <table:table-cell table:style-name="Table1.A2" table:number-rows-spanned="2" office:value-type="string">
            <text:p text:style-name="P54"/>
          </table:table-cell>
          <table:table-cell table:style-name="Table1.A2" table:number-rows-spanned="2" office:value-type="string">
            <text:p text:style-name="P19"/>
          </table:table-cell>
          <table:table-cell table:style-name="Table1.A2" office:value-type="string">
            <text:p text:style-name="P20"/>
          </table:table-cell>
          <table:table-cell table:style-name="Table1.D2" office:value-type="string">
            <text:p text:style-name="P41"/>
          </table:table-cell>
        </table:table-row>
        <table:table-row table:style-name="Table1.13">
          <table:covered-table-cell/>
          <table:covered-table-cell/>
          <table:table-cell table:style-name="Table1.A2" office:value-type="string">
            <text:p text:style-name="P13"/>
          </table:table-cell>
          <table:table-cell table:style-name="Table1.D2" office:value-type="string">
            <text:p text:style-name="P42"/>
          </table:table-cell>
        </table:table-row>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ext:span text:style-name="T25">t</text:span>ight</text:p>
          </table:table-cell>
          <table:table-cell table:style-name="Table1.D2" office:value-type="string">
            <text:p text:style-name="P81"><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1">XeTeX: “Awami Nastaliq/GR:<text:span text:style-name="T14">Word spacing=</text:span>Tight”</text:p>
          </table:table-cell>
          <table:table-cell table:style-name="Table1.D2" office:value-type="string">
            <text:p text:style-name="P82"><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1">XeTeX: “Awami Nastaliq/GR:<text:span text:style-name="T14">Word spacing=</text:span>Medium”</text:p>
          </table:table-cell>
          <table:table-cell table:style-name="Table1.D2" office:value-type="string">
            <text:p text:style-name="P43"><text:s/><text:span text:style-name="T48">کیوں جو انسانی حقوق کنوں</text:span></text:p>
          </table:table-cell>
        </table:table-row>
        <table:table-row table:style-name="Table1.1">
          <table:covered-table-cell/>
          <table:covered-table-cell/>
          <table:table-cell table:style-name="Table1.A2" office:value-type="string">
            <text:p text:style-name="P4"><text:span text:style-name="T3">3=</text:span>Wide</text:p>
            <text:p text:style-name="P11">XeTeX: “Awami Nastaliq/GR:<text:span text:style-name="T14">Word spacing=</text:span>Wide”</text:p>
          </table:table-cell>
          <table:table-cell table:style-name="Table1.D2" office:value-type="string">
            <text:p text:style-name="P83"><text:s/>کیوں جو انسانی حقوق کنوں</text:p>
          </table:table-cell>
        </table:table-row>
        <table:table-row table:style-name="Table1.20">
          <table:covered-table-cell/>
          <table:covered-table-cell/>
          <table:table-cell table:style-name="Table1.A2" office:value-type="string">
            <text:p text:style-name="P4"><text:span text:style-name="T3">4=</text:span>Extra <text:span text:style-name="T25">w</text:span>ide</text:p>
            <text:p text:style-name="P11">XeTeX: “Awami Nastaliq/GR:<text:span text:style-name="T14">Word spacing=</text:span>Extra <text:span text:style-name="T25">w</text:span>ide”</text:p>
          </table:table-cell>
          <table:table-cell table:style-name="Table1.D2" office:value-type="string">
            <text:p text:style-name="P84"><text:s/>کیوں جو انسانی حقوق کنوں</text:p>
          </table:table-cell>
        </table:table-row>
        <table:table-row table:style-name="Table1.1">
          <table:table-cell table:style-name="Table1.A2" table:number-rows-spanned="4" office:value-type="string">
            <text:p text:style-name="P22">Short forms<text:line-break/><text:span text:style-name="T27">(</text:span><text:span text:style-name="T30">kafs &amp; gafs: </text:span><text:span text:style-name="T27">U+06</text:span><text:span text:style-name="T26">A9</text:span><text:span text:style-name="T29">, </text:span><text:span text:style-name="T26">U+06AF, </text:span><text:span text:style-name="T30">U+0643, U+06B1, U+06B3, U+06AB, U+06B0;<text:line-break/>finals: U+06CC, U+0633, U+0642, U+0644, U+0645, U+0646, U+06D4</text:span><text:span text:style-name="T27">)</text:span></text:p>
          </table:table-cell>
          <table:table-cell table:style-name="Table1.A2" table:number-rows-spanned="4" office:value-type="string">
            <text:p text:style-name="P21">shrt</text:p>
          </table:table-cell>
          <table:table-cell table:style-name="Table1.A2" office:value-type="string">
            <text:p text:style-name="P23">0=None <text:span text:style-name="T8">(default)</text:span></text:p>
          </table:table-cell>
          <table:table-cell table:style-name="Table1.D2" office:value-type="string">
            <text:p text:style-name="P77"><text:span text:style-name="T35">دیکھتی <text:s/></text:span><text:span text:style-name="T36">کنسلٹنٹس <text:s/></text:span><text:span text:style-name="T35">نگھنے <text:s/></text:span><text:span text:style-name="T37">تکمیل</text:span></text:p>
          </table:table-cell>
        </table:table-row>
        <table:table-row table:style-name="Table1.1">
          <table:covered-table-cell/>
          <table:covered-table-cell/>
          <table:table-cell table:style-name="Table1.A2" office:value-type="string">
            <text:p text:style-name="P21">1=Kafs and gafs</text:p>
            <text:p text:style-name="P14">XeTeX: “Awami Nastaliq/GR:<text:span text:style-name="T44">Short forms=Kafs and gafs</text:span>”</text:p>
          </table:table-cell>
          <table:table-cell table:style-name="Table1.D2" office:value-type="string">
            <text:p text:style-name="P78"><text:span text:style-name="T35">دیکھتی <text:s/></text:span><text:span text:style-name="T36">کنسلٹنٹس <text:s/></text:span><text:span text:style-name="T35">نگھنے <text:s/></text:span><text:span text:style-name="T37">تکمیل</text:span></text:p>
          </table:table-cell>
        </table:table-row>
        <table:table-row table:style-name="Table1.1">
          <table:covered-table-cell/>
          <table:covered-table-cell/>
          <table:table-cell table:style-name="Table1.A2" office:value-type="string">
            <text:p text:style-name="P24">2=Finals</text:p>
            <text:p text:style-name="P14">XeTeX: “Awami Nastaliq/GR:<text:span text:style-name="T44">Short forms=Finals</text:span>”</text:p>
          </table:table-cell>
          <table:table-cell table:style-name="Table1.D2" office:value-type="string">
            <text:p text:style-name="P79"><text:span text:style-name="T35">دیکھتی <text:s/></text:span><text:span text:style-name="T36">کنسلٹنٹس <text:s/></text:span><text:span text:style-name="T35">نگھنے <text:s/></text:span><text:span text:style-name="T37">تکمیل</text:span></text:p>
          </table:table-cell>
        </table:table-row>
        <table:table-row table:style-name="Table1.1">
          <table:covered-table-cell/>
          <table:covered-table-cell/>
          <table:table-cell table:style-name="Table1.A2" office:value-type="string">
            <text:p text:style-name="P24">3=All</text:p>
            <text:p text:style-name="P14">XeTeX: “Awami Nastaliq/GR:<text:span text:style-name="T44">Short forms=All</text:span>”</text:p>
          </table:table-cell>
          <table:table-cell table:style-name="Table1.D2" office:value-type="string">
            <text:p text:style-name="P80"><text:span text:style-name="T35">دیکھتی <text:s/></text:span><text:span text:style-name="T36">کنسلٹنٹس <text:s/></text:span><text:span text:style-name="T35">نگھنے <text:s/></text:span><text:span text:style-name="T37">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1">XeTeX: “Awami Nastaliq/GR:<text:span text:style-name="T14">Collision avoidance</text:span>=Off”</text:p>
          </table:table-cell>
          <table:table-cell table:style-name="Table1.D2" office:value-type="string">
            <text:p text:style-name="P68">ڋتاجوایں <text:s/>یقین <text:s/>ازادیاں</text:p>
          </table:table-cell>
        </table:table-row>
        <table:table-row table:style-name="Table1.1">
          <table:covered-table-cell/>
          <table:covered-table-cell/>
          <table:table-cell table:style-name="Table1.A2" office:value-type="string">
            <text:p text:style-name="P4"><text:span text:style-name="T4">1=</text:span>Kern only</text:p>
            <text:p text:style-name="P11">XeTeX: “Awami Nastaliq/GR:<text:span text:style-name="T14">Collision avoidance</text:span>=Kern only”</text:p>
          </table:table-cell>
          <table:table-cell table:style-name="Table1.D2" office:value-type="string">
            <text:p text:style-name="P69"><text:s/>ڋتاجوایں <text:s/>یقین <text:s/>ازادیاں</text:p>
          </table:table-cell>
        </table:table-row>
        <table:table-row table:style-name="Table1.1">
          <table:covered-table-cell/>
          <table:covered-table-cell/>
          <table:table-cell table:style-name="Table1.A2" office:value-type="string">
            <text:p text:style-name="P18">2=Not implemented</text:p>
          </table:table-cell>
          <table:table-cell table:style-name="Table1.D2" office:value-type="string">
            <text:p text:style-name="P39"/>
          </table:table-cell>
        </table:table-row>
        <table:table-row table:style-name="Table1.28">
          <table:covered-table-cell/>
          <table:covered-table-cell/>
          <table:table-cell table:style-name="Table1.A2" office:value-type="string">
            <text:p text:style-name="P2"><text:span text:style-name="T23">3=</text:span>On <text:span text:style-name="T6">(default)</text:span></text:p>
          </table:table-cell>
          <table:table-cell table:style-name="Table1.D2" office:value-type="string">
            <text:p text:style-name="P70">ڋتاجوایں <text:s/>یقین ازادیاں</text:p>
          </table:table-cell>
        </table:table-row>
        <table:table-row table:style-name="Table1.1">
          <table:table-cell table:style-name="Table1.A2" office:value-type="string">
            <text:p text:style-name="P29">Small nuqtas</text:p>
          </table:table-cell>
          <table:table-cell table:style-name="Table1.A2" office:value-type="string">
            <text:p text:style-name="P29">snuq</text:p>
          </table:table-cell>
          <table:table-cell table:style-name="Table1.A2" office:value-type="string">
            <text:p text:style-name="P30">0=Off <text:span text:style-name="T8">(default)</text:span></text:p>
          </table:table-cell>
          <table:table-cell table:style-name="Table1.D2" office:value-type="string">
            <text:p text:style-name="P56">ݜۻڜڃغ</text:p>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31">1=On</text:p>
            <text:p text:style-name="P14">XeTeX: “Awami Nastaliq/GR:<text:span text:style-name="T45">Small nuqtas=On</text:span>”</text:p>
          </table:table-cell>
          <table:table-cell table:style-name="Table1.D2" office:value-type="string">
            <text:p text:style-name="P71">ݜۻڜڃغ</text:p>
          </table:table-cell>
        </table:table-row>
        <table:table-row table:style-name="Table1.1">
          <table:table-cell table:style-name="Table1.A2" office:value-type="string">
            <text:p text:style-name="P26">Full Stop<text:line-break/>(U+06D4)</text:p>
          </table:table-cell>
          <table:table-cell table:style-name="Table1.A2" office:value-type="string">
            <text:p text:style-name="P26">cv85</text:p>
          </table:table-cell>
          <table:table-cell table:style-name="Table1.A2" office:value-type="string">
            <text:p text:style-name="P27">0=Dash <text:span text:style-name="T8">(default)</text:span></text:p>
          </table:table-cell>
          <table:table-cell table:style-name="Table1.D2" office:value-type="string">
            <text:p text:style-name="P57">ججج<text:span text:style-name="T38">۔</text:span></text:p>
          </table:table-cell>
        </table:table-row>
        <text:soft-page-break/>
        <table:table-row table:style-name="Table1.1">
          <table:table-cell table:style-name="Table1.A2" office:value-type="string">
            <text:p text:style-name="P26"/>
          </table:table-cell>
          <table:table-cell table:style-name="Table1.A2" office:value-type="string">
            <text:p text:style-name="P26"/>
          </table:table-cell>
          <table:table-cell table:style-name="Table1.A2" office:value-type="string">
            <text:p text:style-name="P28">1=Dot</text:p>
            <text:p text:style-name="P14">XeTeX: “Awami Nastaliq/GR:<text:span text:style-name="T44">Full Stop=Dot</text:span>”</text:p>
          </table:table-cell>
          <table:table-cell table:style-name="Table1.D2" office:value-type="string">
            <text:p text:style-name="P72">ججج<text:span text:style-name="T38">۔</text:span></text:p>
          </table:table-cell>
        </table:table-row>
        <table:table-row table:style-name="Table1.1">
          <table:table-cell table:style-name="Table1.A2" office:value-type="string">
            <text:p text:style-name="P26">Punctuation</text:p>
          </table:table-cell>
          <table:table-cell table:style-name="Table1.A2" office:value-type="string">
            <text:p text:style-name="P26">punc</text:p>
          </table:table-cell>
          <table:table-cell table:style-name="Table1.A2" office:value-type="string">
            <text:p text:style-name="P26">0=Default</text:p>
          </table:table-cell>
          <table:table-cell table:style-name="Table1.D2" office:value-type="string">
            <text:p text:style-name="P74"><text:span text:style-name="T42">! " ' ( ) * + - / : &lt; = &gt; [ \ ] { | } « ­ ± · » ×   </text:span>‐ ‑ ‒ – — ― ‘ ’ ‚ “ ” „ • ‥ … ‧ ‰ ‹ › − ∙ </text:p>
          </table:table-cell>
        </table:table-row>
        <table:table-row table:style-name="Table1.1">
          <table:table-cell table:style-name="Table1.A2" office:value-type="string">
            <text:p text:style-name="P26"/>
          </table:table-cell>
          <table:table-cell table:style-name="Table1.A2" office:value-type="string">
            <text:p text:style-name="P26"/>
          </table:table-cell>
          <table:table-cell table:style-name="Table1.A2" office:value-type="string">
            <text:p text:style-name="P28">1=Arabic</text:p>
            <text:p text:style-name="P14">XeTeX: “Awami Nastaliq/GR:<text:span text:style-name="T44">Punctuation=Arabic</text:span>”</text:p>
          </table:table-cell>
          <table:table-cell table:style-name="Table1.D2" office:value-type="string">
            <text:p text:style-name="P75"><text:span text:style-name="T42">! " ' ( ) * + - / : &lt; = &gt; [ \ ] { | } « ­ ± · » ×   </text:span>‐ ‑ ‒ – — ― ‘ ’ ‚ “ ” „ • ‥ … ‧ ‰ ‹ › − ∙ </text:p>
          </table:table-cell>
        </table:table-row>
        <table:table-row table:style-name="Table1.1">
          <table:table-cell table:style-name="Table1.A2" office:value-type="string">
            <text:p text:style-name="P26"/>
          </table:table-cell>
          <table:table-cell table:style-name="Table1.A2" office:value-type="string">
            <text:p text:style-name="P26"/>
          </table:table-cell>
          <table:table-cell table:style-name="Table1.A2" office:value-type="string">
            <text:p text:style-name="P28">2=Latin</text:p>
            <text:p text:style-name="P14">XeTeX: “Awami Nastaliq/GR:<text:span text:style-name="T44">Punctuation=Latin</text:span>”</text:p>
          </table:table-cell>
          <table:table-cell table:style-name="Table1.D2" office:value-type="string">
            <text:p text:style-name="P76"><text:span text:style-name="T42">! " ' ( ) * + - / : &lt; = &gt; [ \ ] { | } « ­ ± · » ×   </text:span>‐ ‑ ‒ – <text:soft-page-break/>— ― ‘ ’ ‚ “ ” „ • ‥ … ‧ ‰ ‹ › − ∙ </text:p>
          </table:table-cell>
        </table:table-row>
        <table:table-row table:style-name="Table1.1">
          <table:table-cell table:style-name="Table1.A2" table:number-rows-spanned="2" office:value-type="string">
            <text:p text:style-name="P2">Show <text:span text:style-name="T19">invisible characters</text:span></text:p>
          </table:table-cell>
          <table:table-cell table:style-name="Table1.A2" table:number-rows-spanned="2" office:value-type="string">
            <text:p text:style-name="P2">invs</text:p>
          </table:table-cell>
          <table:table-cell table:style-name="Table1.A2" office:value-type="string">
            <text:p text:style-name="P25">0=False <text:span text:style-name="T8">(default)</text:span></text:p>
          </table:table-cell>
          <table:table-cell table:style-name="Table1.D2" office:value-type="string">
            <text:p text:style-name="P58">متن درج <text:span text:style-name="T24">⁦⁧⁨⁩⁬⁭‌‍‎‏‭‮</text:span></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73">متن <text:span text:style-name="T21">درج </text:span><text:span text:style-name="T22">⁦⁧⁨⁩⁬⁭‌‍‎‏‭‮</text:span></text:p>
          </table:table-cell>
        </table:table-row>
      </table:table>
      <text:p text:style-name="Standard"/>
      <text:p text:style-name="Heading_20_2"/>
      <text:p text:style-name="P46">End of Ayah and Subtending Marks</text:p>
      <text:p text:style-name="P47">This is not technically a feature, but we find it useful to demonstrate the use of these characters. </text:p>
      <text:p text:style-name="P47">Firefox allows you to use U+06DD followed by the digits and proper rendering occurs. Some applications require the following:</text:p>
      <text:list xml:id="list1180401264" text:style-name="L2">
        <text:list-item>
          <text:p text:style-name="P50">precede the entire sequence (subtending mark plus following digits) with<text:line-break/>202D LEFT-TO-RIGHT OVERRIDE </text:p>
        </text:list-item>
        <text:list-item>
          <text:p text:style-name="P49">follow the entire sequence with U+202C POP DIRECTIONAL FORMATTING. </text:p>
        </text:list-item>
      </text:list>
      <text:p text:style-name="Text_20_body">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style-name="Table2.1">
            <table:table-cell table:style-name="Table2.A1" office:value-type="string">
              <text:p text:style-name="P45">Character</text:p>
            </table:table-cell>
            <table:table-cell table:style-name="Table2.A1" office:value-type="string">
              <text:p text:style-name="P44">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52"><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52"><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52"><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52"><text:span text:style-name="T20">ب </text:span>‭؂۱۲‬ ‭؂۱‬ <text:span text:style-name="T20">ب</text:span></text:p>
          </table:table-cell>
        </table:table-row>
        <text:soft-page-break/>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52"><text:span text:style-name="T20">ب </text:span>‭؃۱۲۳‬ ‭؃۱۲‬ ‭؃۱‬ <text:span text:style-name="T20">ب</text:span></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1" svg:font-family="'Awami Nastaliq Beta1:agca=1'" style:font-pitch="variable"/>
    <style:font-face style:name="Awami Nastaliq Beta1:invs=1" svg:font-family="'Awami Nastaliq Beta1:invs=1'" style:font-pitch="variable"/>
    <style:font-face style:name="Awami Nastaliq Beta3" svg:font-family="'Awami Nastaliq Beta3'" style:font-pitch="variable"/>
    <style:font-face style:name="Awami Nastaliq Beta3:agca=0" svg:font-family="'Awami Nastaliq Beta3:agca=0'" style:font-pitch="variable"/>
    <style:font-face style:name="Awami Nastaliq Beta3:agca=1" svg:font-family="'Awami Nastaliq Beta3:agca=1'" style:font-pitch="variable"/>
    <style:font-face style:name="Awami Nastaliq Beta3:agca=3" svg:font-family="'Awami Nastaliq Beta3:agca=3'" style:font-pitch="variable"/>
    <style:font-face style:name="Awami Nastaliq Beta3:cv78=1" svg:font-family="'Awami Nastaliq Beta3:cv78=1'" style:font-pitch="variable"/>
    <style:font-face style:name="Awami Nastaliq Beta3:cv78=2" svg:font-family="'Awami Nastaliq Beta3:cv78=2'" style:font-pitch="variable"/>
    <style:font-face style:name="Awami Nastaliq Beta3:cv85=1" svg:font-family="'Awami Nastaliq Beta3:cv85=1'" style:font-pitch="variable"/>
    <style:font-face style:name="Awami Nastaliq Beta3:hamz=1" svg:font-family="'Awami Nastaliq Beta3:hamz=1'" style:font-pitch="variable"/>
    <style:font-face style:name="Awami Nastaliq Beta3:hedo=0" svg:font-family="'Awami Nastaliq Beta3:hedo=0'" style:font-pitch="variable"/>
    <style:font-face style:name="Awami Nastaliq Beta3:hedo=1" svg:font-family="'Awami Nastaliq Beta3:hedo=1'" style:font-pitch="variable"/>
    <style:font-face style:name="Awami Nastaliq Beta3:hehk=0" svg:font-family="'Awami Nastaliq Beta3:hehk=0'" style:font-pitch="variable"/>
    <style:font-face style:name="Awami Nastaliq Beta3:hehk=1" svg:font-family="'Awami Nastaliq Beta3:hehk=1'" style:font-pitch="variable"/>
    <style:font-face style:name="Awami Nastaliq Beta3:invs=1" svg:font-family="'Awami Nastaliq Beta3:invs=1'" style:font-pitch="variable"/>
    <style:font-face style:name="Awami Nastaliq Beta3:lamv=0" svg:font-family="'Awami Nastaliq Beta3:lamv=0'" style:font-pitch="variable"/>
    <style:font-face style:name="Awami Nastaliq Beta3:lamv=1" svg:font-family="'Awami Nastaliq Beta3:lamv=1'" style:font-pitch="variable"/>
    <style:font-face style:name="Awami Nastaliq Beta3:punc=1" svg:font-family="'Awami Nastaliq Beta3:punc=1'" style:font-pitch="variable"/>
    <style:font-face style:name="Awami Nastaliq Beta3:punc=2" svg:font-family="'Awami Nastaliq Beta3:punc=2'" style:font-pitch="variable"/>
    <style:font-face style:name="Awami Nastaliq Beta3:shrt=0" svg:font-family="'Awami Nastaliq Beta3:shrt=0'" style:font-pitch="variable"/>
    <style:font-face style:name="Awami Nastaliq Beta3:shrt=1" svg:font-family="'Awami Nastaliq Beta3:shrt=1'" style:font-pitch="variable"/>
    <style:font-face style:name="Awami Nastaliq Beta3:shrt=2" svg:font-family="'Awami Nastaliq Beta3:shrt=2'" style:font-pitch="variable"/>
    <style:font-face style:name="Awami Nastaliq Beta3:shrt=3" svg:font-family="'Awami Nastaliq Beta3:shrt=3'" style:font-pitch="variable"/>
    <style:font-face style:name="Awami Nastaliq Beta3:snuq=1" svg:font-family="'Awami Nastaliq Beta3:snuq=1'" style:font-pitch="variable"/>
    <style:font-face style:name="Awami Nastaliq Beta3:wdsp=0" svg:font-family="'Awami Nastaliq Beta3:wdsp=0'" style:font-pitch="variable"/>
    <style:font-face style:name="Awami Nastaliq Beta3:wdsp=1" svg:font-family="'Awami Nastaliq Beta3:wdsp=1'" style:font-pitch="variable"/>
    <style:font-face style:name="Awami Nastaliq Beta3:wdsp=2" svg:font-family="'Awami Nastaliq Beta3:wdsp=2'" style:font-pitch="variable"/>
    <style:font-face style:name="Awami Nastaliq Beta3:wdsp=3" svg:font-family="'Awami Nastaliq Beta3:wdsp=3'" style:font-pitch="variable"/>
    <style:font-face style:name="Awami Nastaliq Beta3:wdsp=4" svg:font-family="'Awami Nastaliq Beta3:wdsp=4'" style:font-pitch="variable"/>
    <style:font-face style:name="Awami Nastaliq PreBeta3" svg:font-family="'Awami Nastaliq PreBeta3'" style:font-pitch="variable"/>
    <style:font-face style:name="Awami Nastaliq PreBeta3:agca=0" svg:font-family="'Awami Nastaliq PreBeta3:agca=0'" style:font-pitch="variable"/>
    <style:font-face style:name="Awami Nastaliq PreBeta3:agca=1" svg:font-family="'Awami Nastaliq PreBeta3:agca=1'" style:font-pitch="variable"/>
    <style:font-face style:name="Awami Nastaliq PreBeta3:agca=3" svg:font-family="'Awami Nastaliq PreBeta3:agca=3'" style:font-pitch="variable"/>
    <style:font-face style:name="Awami Nastaliq PreBeta3:cv78=1" svg:font-family="'Awami Nastaliq PreBeta3:cv78=1'" style:font-pitch="variable"/>
    <style:font-face style:name="Awami Nastaliq PreBeta3:cv78=2" svg:font-family="'Awami Nastaliq PreBeta3:cv78=2'" style:font-pitch="variable"/>
    <style:font-face style:name="Awami Nastaliq PreBeta3:cv85=1" svg:font-family="'Awami Nastaliq PreBeta3:cv85=1'" style:font-pitch="variable"/>
    <style:font-face style:name="Awami Nastaliq PreBeta3:hamz=1" svg:font-family="'Awami Nastaliq PreBeta3:hamz=1'" style:font-pitch="variable"/>
    <style:font-face style:name="Awami Nastaliq PreBeta3:hedo=0" svg:font-family="'Awami Nastaliq PreBeta3:hedo=0'" style:font-pitch="variable"/>
    <style:font-face style:name="Awami Nastaliq PreBeta3:hedo=1" svg:font-family="'Awami Nastaliq PreBeta3:hedo=1'" style:font-pitch="variable"/>
    <style:font-face style:name="Awami Nastaliq PreBeta3:hehk=0" svg:font-family="'Awami Nastaliq PreBeta3:hehk=0'" style:font-pitch="variable"/>
    <style:font-face style:name="Awami Nastaliq PreBeta3:hehk=1" svg:font-family="'Awami Nastaliq PreBeta3:hehk=1'" style:font-pitch="variable"/>
    <style:font-face style:name="Awami Nastaliq PreBeta3:invs=1" svg:font-family="'Awami Nastaliq PreBeta3:invs=1'" style:font-pitch="variable"/>
    <style:font-face style:name="Awami Nastaliq PreBeta3:lamv=0" svg:font-family="'Awami Nastaliq PreBeta3:lamv=0'" style:font-pitch="variable"/>
    <style:font-face style:name="Awami Nastaliq PreBeta3:lamv=1" svg:font-family="'Awami Nastaliq PreBeta3:lamv=1'" style:font-pitch="variable"/>
    <style:font-face style:name="Awami Nastaliq PreBeta3:punc=1" svg:font-family="'Awami Nastaliq PreBeta3:punc=1'" style:font-pitch="variable"/>
    <style:font-face style:name="Awami Nastaliq PreBeta3:punc=2" svg:font-family="'Awami Nastaliq PreBeta3:punc=2'" style:font-pitch="variable"/>
    <style:font-face style:name="Awami Nastaliq PreBeta3:shrt=0" svg:font-family="'Awami Nastaliq PreBeta3:shrt=0'" style:font-pitch="variable"/>
    <style:font-face style:name="Awami Nastaliq PreBeta3:shrt=1" svg:font-family="'Awami Nastaliq PreBeta3:shrt=1'" style:font-pitch="variable"/>
    <style:font-face style:name="Awami Nastaliq PreBeta3:shrt=2" svg:font-family="'Awami Nastaliq PreBeta3:shrt=2'" style:font-pitch="variable"/>
    <style:font-face style:name="Awami Nastaliq PreBeta3:shrt=3" svg:font-family="'Awami Nastaliq PreBeta3:shrt=3'" style:font-pitch="variable"/>
    <style:font-face style:name="Awami Nastaliq PreBeta3:snuq=1" svg:font-family="'Awami Nastaliq PreBeta3:snuq=1'" style:font-pitch="variable"/>
    <style:font-face style:name="Awami Nastaliq PreBeta3:wdsp=0" svg:font-family="'Awami Nastaliq PreBeta3:wdsp=0'" style:font-pitch="variable"/>
    <style:font-face style:name="Awami Nastaliq PreBeta3:wdsp=1" svg:font-family="'Awami Nastaliq PreBeta3:wdsp=1'" style:font-pitch="variable"/>
    <style:font-face style:name="Awami Nastaliq PreBeta3:wdsp=2" svg:font-family="'Awami Nastaliq PreBeta3:wdsp=2'" style:font-pitch="variable"/>
    <style:font-face style:name="Awami Nastaliq PreBeta3:wdsp=3" svg:font-family="'Awami Nastaliq PreBeta3:wdsp=3'" style:font-pitch="variable"/>
    <style:font-face style:name="Awami Nastaliq PreBeta3:wdsp=4" svg:font-family="'Awami Nastaliq PreBeta3: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text-properties style:font-name="Calibri Light" fo:font-family="'Calibri Light'"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7-04-10T14:12:11.321999710">10-Apr-2017</text:date><text:tab/><text:tab/><text:tab/><text:tab/><text:tab/><text:tab/>Page <text:page-number text:select-page="current">9</text:page-number> of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76</meta:editing-cycles>
    <meta:creation-date>2016-04-26T15:05:00</meta:creation-date>
    <dc:date>2017-04-10T14:12:11.127000000</dc:date>
    <meta:editing-duration>PT6H22M47S</meta:editing-duration>
    <meta:generator>LibreOffice/5.3.2.2$Windows_X86_64 LibreOffice_project/6cd4f1ef626f15116896b1d8e1398b56da0d0ee1</meta:generator>
    <meta:document-statistic meta:table-count="2" meta:image-count="0" meta:object-count="0" meta:page-count="9" meta:paragraph-count="142" meta:word-count="999" meta:character-count="5652" meta:non-whitespace-character-count="4797"/>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